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cm" svg:stroke-color="#000000" draw:marker-start-width="0.35cm" draw:marker-end="Estremità_20_linea_20_2" draw:marker-end-width="0.45cm" draw:fill="none" draw:fill-color="#729fc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5.688cm" svg:y1="10.75cm" svg:x2="15.313cm" svg:y2="10.706cm">
          <text:p/>
        </draw:line>
        <draw:frame draw:style-name="gr2" draw:text-style-name="P3" draw:layer="layout" svg:width="1.837cm" svg:height="1.131cm" svg:x="9.763cm" svg:y="4.685cm">
          <draw:text-box>
            <text:p text:style-name="P2"><text:span text:style-name="T1">90°</text:span></text:p>
          </draw:text-box>
        </draw:frame>
        <draw:line draw:style-name="gr1" draw:text-style-name="P1" draw:layer="layout" svg:x1="10.488cm" svg:y1="15.521cm" svg:x2="10.513cm" svg:y2="5.896cm">
          <text:p/>
        </draw:line>
        <draw:frame draw:style-name="gr3" draw:text-style-name="P3" draw:layer="layout" svg:width="1.243cm" svg:height="1.119cm" svg:x="15.379cm" svg:y="10.131cm">
          <draw:text-box>
            <text:p text:style-name="P2"><text:span text:style-name="T1">0°</text:span></text:p>
          </draw:text-box>
        </draw:frame>
        <draw:frame draw:style-name="gr4" draw:text-style-name="P3" draw:layer="layout" svg:width="2.6cm" svg:height="1.355cm" svg:x="3.25cm" svg:y="10.145cm">
          <draw:text-box>
            <text:p text:style-name="P2"><text:span text:style-name="T1">±180°</text:span></text:p>
          </draw:text-box>
        </draw:frame>
        <draw:frame draw:style-name="gr5" draw:text-style-name="P3" draw:layer="layout" svg:width="2.086cm" svg:height="1.119cm" svg:x="9.457cm" svg:y="15.77cm">
          <draw:text-box>
            <text:p text:style-name="P2"><text:span text:style-name="T1">-90°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2" draw:display-name="Estremità line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6:35:15.108159462</meta:creation-date>
    <dc:date>2023-03-26T16:45:17.151214266</dc:date>
    <meta:editing-duration>PT10M4S</meta:editing-duration>
    <meta:editing-cycles>3</meta:editing-cycles>
    <meta:generator>LibreOffice/7.5.1.2$Linux_X86_64 LibreOffice_project/81bce3cd17f5e01886721863a4fa0d99f91033a6</meta:generator>
    <meta:document-statistic meta:object-count="6"/>
  </office:meta>
</office:document-meta>
</file>